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lack-Lato" svg:font-family="Slack-Lato, Slack-Fractions, appleLogo,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97bc" officeooo:paragraph-rsid="001c97bc"/>
    </style:style>
    <style:style style:name="P2" style:family="paragraph" style:parent-style-name="Standard">
      <style:text-properties fo:font-weight="bold" officeooo:rsid="0044de88" officeooo:paragraph-rsid="0044de88" style:font-weight-asian="bold" style:font-weight-complex="bold"/>
    </style:style>
    <style:style style:name="P3" style:family="paragraph" style:parent-style-name="Standard">
      <style:text-properties fo:font-weight="bold" officeooo:rsid="00466c31" officeooo:paragraph-rsid="00466c31" style:font-weight-asian="bold" style:font-weight-complex="bold"/>
    </style:style>
    <style:style style:name="P4" style:family="paragraph" style:parent-style-name="Standard">
      <style:text-properties officeooo:rsid="0044de88" officeooo:paragraph-rsid="0044de88"/>
    </style:style>
    <style:style style:name="P5" style:family="paragraph" style:parent-style-name="Standard">
      <style:text-properties officeooo:rsid="00466c31" officeooo:paragraph-rsid="00466c31"/>
    </style:style>
    <style:style style:name="P6" style:family="paragraph" style:parent-style-name="Standard">
      <style:text-properties style:font-name="Courier New" fo:font-size="10pt" officeooo:rsid="00466c31" officeooo:paragraph-rsid="00466c31" style:font-size-asian="10pt" style:font-size-complex="10pt"/>
    </style:style>
    <style:style style:name="P7" style:family="paragraph" style:parent-style-name="Standard">
      <style:text-properties style:font-name="Courier New" fo:font-size="10pt" officeooo:rsid="0046c780" officeooo:paragraph-rsid="0046c780" style:font-size-asian="10pt" style:font-size-complex="10pt"/>
    </style:style>
    <style:style style:name="P8" style:family="paragraph" style:parent-style-name="Standard">
      <style:text-properties style:font-name="Courier New" fo:font-size="10pt" officeooo:rsid="004aa971" officeooo:paragraph-rsid="004aa971" style:font-size-asian="10pt" style:font-size-complex="10pt"/>
    </style:style>
    <style:style style:name="P9" style:family="paragraph" style:parent-style-name="Standard">
      <style:text-properties style:font-name="Courier New" fo:font-size="10pt" fo:font-weight="bold" officeooo:rsid="0046c780" officeooo:paragraph-rsid="0046c780" style:font-size-asian="10pt" style:font-weight-asian="bold" style:font-size-complex="10pt" style:font-weight-complex="bold"/>
    </style:style>
    <style:style style:name="T1" style:family="text">
      <style:text-properties fo:font-variant="normal" fo:text-transform="none" fo:color="#1d1c1d" fo:font-size="11.25pt" fo:letter-spacing="normal" fo:font-style="normal" fo:font-weight="normal"/>
    </style:style>
    <style:style style:name="T2" style:family="text">
      <style:text-properties fo:font-variant="normal" fo:text-transform="none" fo:color="#1d1c1d" fo:font-size="11.25pt" fo:letter-spacing="normal" fo:font-style="normal" fo:font-weight="bold" style:font-weight-asian="bold" style:font-weight-complex="bold"/>
    </style:style>
    <style:style style:name="T3" style:family="text">
      <style:text-properties fo:font-variant="normal" fo:text-transform="none" fo:color="#1d1c1d" style:font-name="Liberation Serif" fo:font-size="11.25pt" fo:letter-spacing="normal" fo:font-style="normal"/>
    </style:style>
    <style:style style:name="T4" style:family="text">
      <style:text-properties fo:font-variant="normal" fo:text-transform="none" fo:color="#1d1c1d" style:font-name="Liberation Serif" fo:font-size="11.25pt" fo:letter-spacing="normal" fo:font-style="normal" fo:font-weight="normal"/>
    </style:style>
    <style:style style:name="T5" style:family="text">
      <style:text-properties fo:font-variant="normal" fo:text-transform="none" fo:color="#1d1c1d" style:font-name="Liberation Serif" fo:font-size="11.25pt" fo:letter-spacing="normal" fo:font-style="normal" fo:font-weight="normal" officeooo:rsid="0047c385"/>
    </style:style>
    <style:style style:name="T6" style:family="text">
      <style:text-properties fo:font-variant="normal" fo:text-transform="none" fo:color="#1d1c1d" style:font-name="Liberation Serif" fo:font-size="11.25pt" fo:letter-spacing="normal" fo:font-style="normal" fo:font-weight="normal" officeooo:rsid="0049a7ad"/>
    </style:style>
    <style:style style:name="T7" style:family="text">
      <style:text-properties fo:font-variant="normal" fo:text-transform="none" fo:color="#1d1c1d" style:font-name="Liberation Serif" fo:font-size="11.25pt" fo:letter-spacing="normal" fo:font-style="normal" fo:font-weight="normal" officeooo:rsid="004aa971"/>
    </style:style>
    <style:style style:name="T8" style:family="text">
      <style:text-properties fo:font-variant="normal" fo:text-transform="none" fo:color="#1d1c1d" style:font-name="Liberation Serif" fo:letter-spacing="normal" fo:font-style="normal" fo:font-weight="normal"/>
    </style:style>
    <style:style style:name="T9" style:family="text">
      <style:text-properties fo:font-variant="normal" fo:text-transform="none" fo:color="#1d1c1d" fo:letter-spacing="normal" fo:font-style="normal" fo:font-weight="normal"/>
    </style:style>
    <style:style style:name="T10" style:family="text">
      <style:text-properties fo:font-variant="normal" fo:text-transform="none" fo:color="#e01e5a" fo:font-size="11.25pt" fo:letter-spacing="normal" fo:font-style="normal" fo:font-weight="normal" loext:padding-left="0.079cm" loext:padding-right="0cm" loext:padding-top="0.053cm" loext:padding-bottom="0.049cm" loext:border-left="0.06pt solid #000000" loext:border-right="none" loext:border-top="0.06pt solid #000000" loext:border-bottom="0.06pt solid #000000"/>
    </style:style>
    <style:style style:name="T11" style:family="text">
      <style:text-properties fo:color="#e01e5a" loext:padding-left="0.079cm" loext:padding-right="0cm" loext:padding-top="0.053cm" loext:padding-bottom="0.049cm" loext:border-left="0.06pt solid #000000" loext:border-right="none" loext:border-top="0.06pt solid #000000" loext:border-bottom="0.06pt solid #000000"/>
    </style:style>
    <style:style style:name="T12" style:family="text">
      <style:text-properties style:font-name="Courier New" fo:font-weight="bold" style:font-weight-asian="bold" style:font-weight-complex="bold"/>
    </style:style>
    <style:style style:name="T13" style:family="text">
      <style:text-properties officeooo:rsid="0049a7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ost Quantum PKI</text:p>
      <text:p text:style-name="P1"/>
      <text:p text:style-name="P1"/>
      <text:p text:style-name="P4">In a Post Quantum world, assuming that we want to stick with PKI for use with TLS, we will need post-quantum certificate chains, and post-quantum cryptography.</text:p>
      <text:p text:style-name="P4"/>
      <text:p text:style-name="P4">Now the OQS (Open Quantum Safe) project are way ahead of this. They have implemented a patched version of OpenSSL which generates X.509 certificates with public keys and signatures generated using many of the PQ crypto schemes proposed for the NIST competition. For a certificate chain all we will need is a PQ digital signature scheme, so lets cho<text:span text:style-name="T13">o</text:span>se Dilithium 3. And while we are at it lets choose a KEM which TLS will also need, in this case Kyber768.</text:p>
      <text:p text:style-name="P4"/>
      <text:p text:style-name="P4">Now it may turn out that these are the wrong choices but thanks to our flexible Security Abstraction Layer architecture, and the simple API provided by OQS, it will be extremely easy to switch to some other schemes in the future.</text:p>
      <text:p text:style-name="P4"/>
      <text:p text:style-name="P4">But it gets better. OQS also supply Rust bindings for the PQ crypto, so integration with our Rust code <text:span text:style-name="T13">base </text:span>is also very easy.</text:p>
      <text:p text:style-name="P4"/>
      <text:p text:style-name="P4"/>
      <text:p text:style-name="P3">A certificate chain</text:p>
      <text:p text:style-name="P5"/>
      <text:p text:style-name="P5">Our Rust server will need a Dilithium based Certificate chain. The chain will have 3 links, the server certificate, the intermediate CA certificate and a root certificate. To get going we will simply add the root certificate to the root certificate store distributed to every client. In the course of the TLS protocol the server will transmit a two link chain, consisting of the server cert and the intermediate cert. To create the components of this chain using the OQS fork of OpenSSL, follow these instructions.</text:p>
      <text:p text:style-name="P5"/>
      <text:p text:style-name="P5">First create the file <text:span text:style-name="T12">myopenssl.cnf</text:span><text:line-break/></text:p>
      <text:p text:style-name="P6"><text:span text:style-name="T9">[ req ]</text:span></text:p>
      <text:p text:style-name="P6"><text:span text:style-name="T9">distinguished_name <text:s text:c="6"/>= distinguished_name</text:span></text:p>
      <text:p text:style-name="P6"><text:span text:style-name="T9">extensions <text:s text:c="14"/>= int_ca</text:span></text:p>
      <text:p text:style-name="P6"><text:span text:style-name="T9">req_extensions <text:s text:c="10"/>= int_ca</text:span></text:p>
      <text:p text:style-name="P6"><text:span text:style-name="T9">[ int_ca ]</text:span></text:p>
      <text:p text:style-name="P6"><text:span text:style-name="T9">basicConstraints <text:s text:c="8"/>= CA:TRUE</text:span></text:p>
      <text:p text:style-name="P6"><text:span text:style-name="T9">[ distinguished_name ]</text:span></text:p>
      <text:p text:style-name="P5"><text:span text:style-name="Source_20_Text"><text:span text:style-name="T10"/></text:span></text:p>
      <text:p text:style-name="P5"><text:span text:style-name="T4">Then execute as follows</text:span></text:p>
      <text:p text:style-name="P5"><text:span text:style-name="T4"/></text:p>
      <text:p text:style-name="P6"><text:span text:style-name="T9">#create Root CA</text:span></text:p>
      <text:p text:style-name="P6"><text:span text:style-name="T9">apps/openssl req -new -x509 -days 365 -newkey dilithium3 -keyout dilithium3_CA.key -out dilithium3_CA.crt -nodes -subj "/CN=TiigerTLS root CA" </text:span></text:p>
      <text:p text:style-name="P6"><text:span text:style-name="T9">#create Intermediate CA</text:span></text:p>
      <text:p text:style-name="P6"><text:span text:style-name="T9">apps/openssl req -new -newkey dilithium3 -keyout dilithium3_intCA.key -out dilithium3_intCA.csr -nodes -subj "/CN=TiigerTLS intermediate CA"</text:span></text:p>
      <text:p text:style-name="P6"><text:span text:style-name="T9">apps/openssl x509 -req -days 365 -extfile myopenssl.cnf -extensions int_ca <text:s/>-in dilithium3_intCA.csr -CA dilithium3_CA.crt -CAkey dilithium3_CA.key -out dilithium3_intCA.crt </text:span></text:p>
      <text:p text:style-name="P6"><text:span text:style-name="T9">#create Server certificate</text:span></text:p>
      <text:p text:style-name="P6"><text:span text:style-name="T9">apps/openssl req -new -newkey dilithium3 -keyout dilithium3_server.key -out dilithium3_server.csr -nodes -subj "/CN=TiigerTLS server" </text:span></text:p>
      <text:p text:style-name="P6"><text:span text:style-name="T9">apps/openssl x509 -req -in dilithium3_server.csr -CA dilithium3_intCA.crt -CAkey dilithium3_intCA.key -set_serial 01 -days 365 -out dilithium3_server.crt <text:s/></text:span></text:p>
      <text:p text:style-name="P6"><text:span text:style-name="T9">#verify cert chain</text:span></text:p>
      <text:p text:style-name="P6"><text:soft-page-break/><text:span text:style-name="T9">apps/openssl verify -CAfile dilithium3_CA.crt -untrusted dilithium3_intCA.crt dilithium3_server.crt</text:span></text:p>
      <text:p text:style-name="P6"><text:span text:style-name="T9">cat dilithium3_server.crt dilithium3_intCA.crt <text:s/>&gt; dilithium3_certchain.pem</text:span></text:p>
      <text:p text:style-name="P6"><text:span text:style-name="T9"/></text:p>
      <text:p text:style-name="P6"><text:span text:style-name="T4">Provision </text:span><text:span text:style-name="T7">the </text:span><text:span text:style-name="T4">TLS server with files </text:span><text:span text:style-name="T2">dilithium3_server.key</text:span><text:span text:style-name="T4"> (private key) and </text:span><text:span text:style-name="T2">dilithium3_certchain.pem</text:span><text:span text:style-name="T8"><text:line-break/></text:span><text:span text:style-name="T4">Provision </text:span><text:span text:style-name="T7">the </text:span><text:span text:style-name="T4">TLS client with </text:span><text:span text:style-name="T2">dilithium3_CA.crt</text:span><text:span text:style-name="T4">, to be inserted into root CA store.</text:span></text:p>
      <text:p text:style-name="P6"><text:span text:style-name="T4"/></text:p>
      <text:p text:style-name="P6"><text:span text:style-name="T4"/></text:p>
      <text:p text:style-name="P9"><text:span text:style-name="T3">X.509</text:span></text:p>
      <text:p text:style-name="P7"><text:span text:style-name="T4"/></text:p>
      <text:p text:style-name="P7"><text:span text:style-name="T4">Th</text:span><text:span text:style-name="T6">e chain consists of</text:span><text:span text:style-name="T4"> X.509 certificates. </text:span><text:span text:style-name="T6">Fortunately</text:span><text:span text:style-name="T4"> it appears that provis</text:span><text:span text:style-name="T6">i</text:span><text:span text:style-name="T4">onal OIDs have be</text:span><text:span text:style-name="T6">e</text:span><text:span text:style-name="T4">n assigned to the Dilithium scheme (and others), and so our X.509 parsing code had to be patched to recognise the new OID. </text:span><text:span text:style-name="T6">The work of a few minutes.</text:span></text:p>
      <text:p text:style-name="P7"><text:span text:style-name="T4"/></text:p>
      <text:p text:style-name="P7"><text:span text:style-name="T4">And that was more or less all there was to it. The OQS crate had to be added </text:span><text:span text:style-name="T5">as a dependency to the</text:span><text:span text:style-name="T4"> </text:span><text:span text:style-name="T6">Rust </text:span><text:span text:style-name="T4">project</text:span><text:span text:style-name="T6">s, and lo and behold we have a fully post-quantum TLS1.3 handshake. But the elephant in the room is the size of those elephantine Dilithium3 certificates. Each one is signed and each one embeds a public key. And the public key size is 1184 bytes, and the signature is 3293 bytes. Recall that an elliptic curve public key can be as short as 32 bytes, and a signature 64 bytes. </text:span></text:p>
      <text:p text:style-name="P7"><text:span text:style-name="T6"/></text:p>
      <text:p text:style-name="P8"><text:span text:style-name="T6">N</text:span><text:span text:style-name="T4">o-one really has a solution for this. Larger certificates seem to be inevitable, and we will just have to live with them.</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lack-Lato" svg:font-family="Slack-Lato, Slack-Fractions, appleLogo,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10T14:47:43.533000000</meta:creation-date>
    <dc:date>2022-06-16T23:11:22.905000000</dc:date>
    <meta:editing-duration>P1DT4H12M28S</meta:editing-duration>
    <meta:editing-cycles>27</meta:editing-cycles>
    <meta:generator>LibreOffice/6.4.5.2$Windows_X86_64 LibreOffice_project/a726b36747cf2001e06b58ad5db1aa3a9a1872d6</meta:generator>
    <meta:document-statistic meta:table-count="0" meta:image-count="0" meta:object-count="0" meta:page-count="2" meta:paragraph-count="32" meta:word-count="576" meta:character-count="3804" meta:non-whitespace-character-count="3213"/>
  </office:meta>
</office:document-meta>
</file>